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title">
      <style:graphic-properties fo:min-height="0.442cm"/>
      <style:paragraph-properties style:writing-mode="lr-tb"/>
    </style:style>
    <style:style style:name="pr5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  <style:text-properties fo:font-size="22pt" style:font-size-asian="22pt" style:font-size-complex="22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 presentation:placeholder="true">
          <draw:text-box/>
        </draw:frame>
        <draw:frame presentation:style-name="pr2" draw:text-style-name="P2" draw:layer="layout" svg:width="25.199cm" svg:height="9.134cm" svg:x="1.4cm" svg:y="3.685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text-style-name="P3" draw:layer="layout" svg:width="25.199cm" svg:height="0.869cm" svg:x="1.4cm" svg:y="0.587cm" presentation:class="title" presentation:user-transformed="true">
          <draw:text-box>
            <text:p text:style-name="P3">Collection</text:p>
          </draw:text-box>
        </draw:frame>
        <draw:frame presentation:style-name="pr5" draw:text-style-name="P1" draw:layer="layout" svg:width="25.199cm" svg:height="13cm" svg:x="1.4cm" svg:y="2cm" presentation:class="outline" presentation:user-transformed="true">
          <draw:text-box>
            <text:list text:style-name="L2">
              <text:list-item>
                <text:p>ABL-2/G269E (e9) is resistance</text:p>
                <text:p>Q13546 <text:s/>RIPK1 <text:s text:c="2"/>S25-p <text:s text:c="2"/>9 <text:s text:c="6"/>e9 is known to inhibit RIPK1 pro cell-death activity. Check UniProt PubMed abstract where they S-&gt;D mimics p-site and promotes cell survival</text:p>
                <text:p>https://pubmed.ncbi.nlm.nih.gov/30988283/</text:p>
              </text:list-item>
              <text:list-item>
                <text:p>CDK2/K9F (k6) is deactivating</text:p>
                <text:p>Q13043 <text:s/>STK4 <text:s text:c="3"/>K35-ac <text:s/>6 <text:s text:c="6"/>k6 is known to be acetylated and de-ac is known for promotion of breast cancer. Check the reference in PSP (this site absent in UniProt)</text:p>
                <text:p>https://pubmed.ncbi.nlm.nih.gov/26657153/</text:p>
              </text:list-item>
              <text:list-item>
                <text:p>CSNK1D/T44A (k36) is deactivating</text:p>
                <text:p>P49674 <text:s/>CSNK1E <text:s/>T44-p <text:s text:c="2"/>36 <text:s text:c="5"/>k36 is known for positive regulation of CSNK1E activity</text:p>
                <text:p><text:a xlink:href="https://pubmed.ncbi.nlm.nih.gov/20507565/" xlink:type="simple">https://pubmed.ncbi.nlm.nih.gov/20507565/</text:a></text:p>
              </text:list-item>
              <text:list-item>
                <text:p>ALK/C1156Y or ALK/C1156F (k36) is resistance mutation</text:p>
                <text:p>This site (see last entry) is known to have psites. Therefore, C-&gt;Y can be explained. Another possible explanation is the size. C-&gt;Y has 5 PubMed Ids whereas C-&gt;F has only 1</text:p>
              </text:list-item>
              <text:list-item>
                <text:p>TEK/Y897H or TEK/Y897S is activating mutation -&gt; check more</text:p>
              </text:list-item>
              <text:list-item>
                <text:p>D141 of the DFG is highly conserved so any mutation will lead to deactivation<text:tab/></text:p>
              </text:list-item>
              <text:list-item>
                <text:p>FES/M704V (l144) is deactivating perhaps because this site is involved in MG binding<text:line-break/>EGFR/L858R is activating<text:line-break/>ERBB4/L864R is inactivating<text:line-break/>MAP2K1/V211D is resistace probably bevause of the phosphomic mutation (MAP3K5 &amp; MAP3K7 are known to have psites via Thr)</text:p>
              </text:list-item>
              <text:list-item>
                <text:p>Check k146</text:p>
              </text:list-item>
              <text:list-item>
                <text:p>PAK4/S445N is activating</text:p>
                <text:p>Q9P286 <text:s/>PAK5 <text:s text:c="3"/>S573-p <text:s/>128 <text:s text:c="4"/>PAK5/S573N is reported to be activating, much more than S573 WT</text:p>
                <text:p><text:a xlink:href="https://journals.asm.org/doi/10.1128/MCB.22.2.567-577.2002?url_ver=Z39.88-2003&amp;rfr_id=ori:rid:crossref.org&amp;rfr_dat=cr_pub%20%200pubmed" xlink:type="simple">https://journals.asm.org/doi/10.1128/MCB.22.2.567-577.2002?url_ver=Z39.88-2003&amp;rfr_id=ori:rid:crossref.org&amp;rfr_dat=cr_pub%20%200pubmed</text:a></text:p>
              </text:list-item>
              <text:list-item>
                <text:p>IKBKB/K171E is activating mutation</text:p>
                <text:p>P49841<text:tab/>GSK3B<text:tab/>K205-ac<text:tab/>146<text:tab/>k146 is known acetylation site and lit studies that this mutation to R deactivates the kinase but to Q activates it. One would think loss of K will cause loss of kinase activity in IKBKB but then there is RAF1/T191E, which is shown to activate the kinase. Thus, in our kinase of interest K-&gt;E is rather activating.</text:p>
                <text:p><text:a xlink:href="https://faseb.onlinelibrary.wiley.com/doi/full/10.1096/fj.12-220129" xlink:type="simple">https://faseb.onlinelibrary.wiley.com/doi/full/10.1096/fj.12-220129</text:a></text:p>
                <text:p><text:a xlink:href="https://www.embopress.org/doi/full/10.1093/emboj/20.14.3716" xlink:type="simple">https://www.embopress.org/doi/full/10.1093/emboj/20.14.3716</text:a></text:p>
              </text:list-item>
              <text:list-item>
                <text:p>NEK2/T170E is activating</text:p>
                <text:p><text:span text:style-name="T1">Q9NYL2</text:span><text:span text:style-name="T1"><text:tab/></text:span><text:span text:style-name="T1">MAP3K20</text:span><text:span text:style-name="T1"><text:tab/></text:span><text:span text:style-name="T1">T162-p</text:span><text:span text:style-name="T1"><text:tab/></text:span><text:span text:style-name="T1"><text:tab/></text:span><text:span text:style-name="T1">152</text:span><text:span text:style-name="T1"><text:tab/></text:span><text:span text:style-name="T1">s152 is a psite and its mutation to A has been known to kinase activity of MAP3K20</text:span></text:p>
                <text:p><text:span text:style-name="T1"><text:a xlink:href="https://www.sciencedirect.com/science/article/pii/S0021925820678978?via%3Dihub" xlink:type="simple">https://www.sciencedirect.com/science/article/pii/S0021925820678978?via%3Dihub</text:a></text:span></text:p>
              </text:list-item>
              <text:list-item>
                <text:p><text:span text:style-name="T1">MAP2K2/C125S and MAP2K1/C121S are resistant mutations (l55)</text:span><text:span text:style-name="T1"><text:line-break/></text:span><text:span text:style-name="T1">P16591</text:span><text:span text:style-name="T1"><text:tab/></text:span><text:span text:style-name="T1">FER</text:span><text:span text:style-name="T1"><text:tab/></text:span><text:span text:style-name="T1">Y615-p</text:span><text:span text:style-name="T1"><text:tab/></text:span><text:span text:style-name="T1">55</text:span><text:span text:style-name="T1"><text:tab/></text:span><text:span text:style-name="T1">l55 is known p-site and abolishing Y in FER results in kinase activity</text:span><text:span text:style-name="T1"><text:line-break/></text:span><text:span text:style-name="T1"><text:a xlink:href="https://pubmed.ncbi.nlm.nih.gov/19159681/" xlink:type="simple">https://pubmed.ncbi.nlm.nih.gov/19159681/</text:a></text:span></text:p>
              </text:list-item>
              <text:list-item>
                <text:p><text:span text:style-name="T1">RNASEL/R462Q (k101) is reported as inactivating</text:span></text:p>
                <text:p><text:span text:style-name="T1">P50750</text:span><text:span text:style-name="T1"><text:tab/></text:span><text:span text:style-name="T1">CDK9</text:span><text:span text:style-name="T1"><text:tab/></text:span><text:span text:style-name="T1">Pkinase</text:span><text:span text:style-name="T1"><text:tab/></text:span><text:span text:style-name="T1">K127-ac</text:span><text:span text:style-name="T1"><text:tab/></text:span><text:span text:style-name="T1">101</text:span><text:span text:style-name="T1"><text:tab/></text:span><text:span text:style-name="T1">k101</text:span></text:p>
                <text:p><text:span text:style-name="T1">P50750</text:span><text:span text:style-name="T1"><text:tab/></text:span><text:span text:style-name="T1">CDK9</text:span><text:span text:style-name="T1"><text:tab/></text:span><text:span text:style-name="T1">Pkinase</text:span><text:span text:style-name="T1"><text:tab/></text:span><text:span text:style-name="T1">K127-me</text:span><text:span text:style-name="T1"><text:tab/></text:span><text:span text:style-name="T1">101</text:span><text:span text:style-name="T1"><text:tab/></text:span><text:span text:style-name="T1">k101</text:span></text:p>
                <text:p><text:span text:style-name="T1">CDK9/K127 is both me and ac site. Act/Deact not reported. Perhaps mutation R to Q in RNASEL makes it </text:span><text:span text:style-name="T2">ac</text:span><text:span text:style-name="T1"> mimic</text:span></text:p>
                <text:p><text:span text:style-name="T1">https://journals.plos.org/plospathogens/article?id=10.1371/journal.ppat.1003338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1-10T20:31:39.338324226</meta:creation-date>
    <dc:date>2022-11-11T17:20:48.825475001</dc:date>
    <meta:editing-duration>PT4H21M38S</meta:editing-duration>
    <meta:editing-cycles>15</meta:editing-cycles>
    <meta:generator>LibreOffice/7.3.6.2$Linux_X86_64 LibreOffice_project/30$Build-2</meta:generator>
    <meta:document-statistic meta:object-count="29"/>
  </office:meta>
</office:document-meta>
</file>